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a1" style:family="table">
      <style:table-properties style:width="17.822cm" table:align="margins" style:writing-mode="lr-tb"/>
    </style:style>
    <style:style style:name="Tabela1.A" style:family="table-column">
      <style:table-column-properties style:column-width="5.941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822cm" table:align="margins" style:writing-mode="lr-tb"/>
    </style:style>
    <style:style style:name="Tabela2.A" style:family="table-column">
      <style:table-column-properties style:column-width="5.941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pt" fo:country="BR"/>
    </style:style>
    <style:style style:name="P2" style:family="paragraph" style:parent-style-name="Footer">
      <style:text-properties fo:language="pt" fo:country="BR" officeooo:paragraph-rsid="001e5f13"/>
    </style:style>
    <style:style style:name="P3" style:family="paragraph" style:parent-style-name="Text_20_body">
      <style:text-properties fo:language="pt" fo:country="BR"/>
    </style:style>
    <style:style style:name="P4" style:family="paragraph" style:parent-style-name="Text_20_body">
      <style:text-properties fo:language="pt" fo:country="BR" officeooo:paragraph-rsid="00211b3e"/>
    </style:style>
    <style:style style:name="P5" style:family="paragraph" style:parent-style-name="Text_20_body">
      <style:text-properties fo:language="pt" fo:country="BR" officeooo:rsid="0023ea31" officeooo:paragraph-rsid="0024844c"/>
    </style:style>
    <style:style style:name="P6" style:family="paragraph" style:parent-style-name="Text_20_body">
      <style:text-properties fo:language="pt" fo:country="BR" officeooo:rsid="0023ea31" officeooo:paragraph-rsid="0023ea31"/>
    </style:style>
    <style:style style:name="P7" style:family="paragraph" style:parent-style-name="Text_20_body">
      <style:text-properties fo:language="pt" fo:country="BR" officeooo:paragraph-rsid="0023ea31"/>
    </style:style>
    <style:style style:name="P8" style:family="paragraph" style:parent-style-name="Text_20_body">
      <style:text-properties fo:language="pt" fo:country="BR" officeooo:rsid="0024844c" officeooo:paragraph-rsid="0024844c"/>
    </style:style>
    <style:style style:name="P9" style:family="paragraph" style:parent-style-name="Text_20_body">
      <style:text-properties fo:language="pt" fo:country="BR" officeooo:paragraph-rsid="00255c77"/>
    </style:style>
    <style:style style:name="P10" style:family="paragraph" style:parent-style-name="Text_20_body">
      <style:text-properties fo:language="pt" fo:country="BR" officeooo:rsid="002ddfff" officeooo:paragraph-rsid="002ddfff"/>
    </style:style>
    <style:style style:name="P11" style:family="paragraph" style:parent-style-name="Text_20_body">
      <style:text-properties fo:language="pt" fo:country="BR" officeooo:rsid="002ddfff" officeooo:paragraph-rsid="00309c15"/>
    </style:style>
    <style:style style:name="P12" style:family="paragraph" style:parent-style-name="Text_20_body">
      <style:text-properties fo:language="pt" fo:country="BR" officeooo:rsid="00309c15" officeooo:paragraph-rsid="00309c15"/>
    </style:style>
    <style:style style:name="P13" style:family="paragraph" style:parent-style-name="Text_20_body">
      <style:paragraph-properties fo:text-align="end" style:justify-single-word="false"/>
      <style:text-properties fo:language="pt" fo:country="BR" officeooo:rsid="0030c737" officeooo:paragraph-rsid="0030c737"/>
    </style:style>
    <style:style style:name="P14" style:family="paragraph" style:parent-style-name="Text_20_body">
      <style:text-properties fo:language="pt" fo:country="BR" officeooo:paragraph-rsid="00328b32"/>
    </style:style>
    <style:style style:name="P15" style:family="paragraph" style:parent-style-name="Text_20_body">
      <style:text-properties fo:language="pt" fo:country="BR" fo:font-weight="normal" style:font-weight-asian="normal" style:font-weight-complex="normal"/>
    </style:style>
    <style:style style:name="P16" style:family="paragraph" style:parent-style-name="Text_20_body">
      <style:text-properties fo:language="pt" fo:country="BR" officeooo:rsid="0036afc5" officeooo:paragraph-rsid="0036afc5"/>
    </style:style>
    <style:style style:name="P17" style:family="paragraph" style:parent-style-name="Text_20_body">
      <style:text-properties fo:language="pt" fo:country="BR" officeooo:paragraph-rsid="00380ce0"/>
    </style:style>
    <style:style style:name="P18" style:family="paragraph" style:parent-style-name="Text_20_body">
      <style:text-properties fo:language="pt" fo:country="BR" officeooo:paragraph-rsid="00387a66"/>
    </style:style>
    <style:style style:name="P19" style:family="paragraph" style:parent-style-name="Text_20_body">
      <style:text-properties fo:language="pt" fo:country="BR" officeooo:rsid="00387a66" officeooo:paragraph-rsid="00387a66"/>
    </style:style>
    <style:style style:name="P20" style:family="paragraph" style:parent-style-name="Heading_20_1">
      <style:text-properties fo:language="pt" fo:country="BR"/>
    </style:style>
    <style:style style:name="P21" style:family="paragraph" style:parent-style-name="Heading_20_1">
      <style:paragraph-properties fo:text-align="start" style:justify-single-word="false"/>
      <style:text-properties fo:language="pt" fo:country="BR" officeooo:rsid="001f3ae6" officeooo:paragraph-rsid="001f3ae6"/>
    </style:style>
    <style:style style:name="P22" style:family="paragraph" style:parent-style-name="Heading_20_1">
      <style:text-properties officeooo:rsid="002b45a1"/>
    </style:style>
    <style:style style:name="P23" style:family="paragraph" style:parent-style-name="Table_20_Contents">
      <style:paragraph-properties fo:text-align="center" style:justify-single-word="false"/>
      <style:text-properties officeooo:rsid="003a1a0e" officeooo:paragraph-rsid="003a1a0e"/>
    </style:style>
    <style:style style:name="P24" style:family="paragraph" style:parent-style-name="Table_20_Contents">
      <style:paragraph-properties fo:text-align="center" style:justify-single-word="false"/>
      <style:text-properties officeooo:rsid="003be2b8" officeooo:paragraph-rsid="003be2b8"/>
    </style:style>
    <style:style style:name="P25" style:family="paragraph" style:parent-style-name="Standard">
      <style:text-properties officeooo:paragraph-rsid="0045c4a2"/>
    </style:style>
    <style:style style:name="P26" style:family="paragraph" style:parent-style-name="Text_20_body">
      <style:text-properties fo:language="pt" fo:country="BR" officeooo:rsid="00380ce0" officeooo:paragraph-rsid="00380ce0"/>
    </style:style>
    <style:style style:name="P27" style:family="paragraph" style:parent-style-name="Text_20_body" style:list-style-name="L1">
      <style:text-properties fo:language="pt" fo:country="BR" officeooo:rsid="00380ce0" officeooo:paragraph-rsid="00380ce0"/>
    </style:style>
    <style:style style:name="P28" style:family="paragraph" style:parent-style-name="Text_20_body">
      <style:text-properties fo:language="pt" fo:country="BR" fo:font-weight="normal" officeooo:rsid="00387a66" officeooo:paragraph-rsid="00387a66" style:font-weight-asian="normal" style:font-weight-complex="normal"/>
    </style:style>
    <style:style style:name="P29" style:family="paragraph" style:parent-style-name="Text_20_body" style:list-style-name="L2">
      <style:text-properties fo:language="pt" fo:country="BR" officeooo:rsid="002b45a1" officeooo:paragraph-rsid="002b45a1"/>
    </style:style>
    <style:style style:name="P30" style:family="paragraph" style:parent-style-name="Text_20_body" style:list-style-name="L2">
      <style:text-properties fo:language="pt" fo:country="BR" officeooo:paragraph-rsid="00328b32"/>
    </style:style>
    <style:style style:name="P31" style:family="paragraph" style:parent-style-name="Text_20_body" style:list-style-name="L2">
      <style:text-properties fo:language="pt" fo:country="BR" officeooo:rsid="00370c31" officeooo:paragraph-rsid="00370c31"/>
    </style:style>
    <style:style style:name="P32" style:family="paragraph" style:parent-style-name="Text_20_body" style:list-style-name="L2">
      <style:text-properties fo:language="pt" fo:country="BR" officeooo:rsid="00370c31" officeooo:paragraph-rsid="003fdb22"/>
    </style:style>
    <style:style style:name="P33" style:family="paragraph" style:parent-style-name="Text_20_body">
      <style:text-properties fo:language="pt" fo:country="BR" officeooo:rsid="00309c15" officeooo:paragraph-rsid="00309c15"/>
    </style:style>
    <style:style style:name="P34" style:family="paragraph" style:parent-style-name="Text_20_body">
      <style:text-properties fo:language="pt" fo:country="BR" officeooo:rsid="00309c15" officeooo:paragraph-rsid="004435d1"/>
    </style:style>
    <style:style style:name="P35" style:family="paragraph" style:parent-style-name="Text_20_body" style:list-style-name="L3">
      <style:text-properties fo:language="pt" fo:country="BR" officeooo:rsid="004435d1" officeooo:paragraph-rsid="004435d1"/>
    </style:style>
    <style:style style:name="P36" style:family="paragraph" style:parent-style-name="Text_20_body">
      <style:text-properties fo:language="pt" fo:country="BR" fo:font-weight="bold" officeooo:rsid="00309c15" officeooo:paragraph-rsid="00309c15" style:font-weight-asian="bold" style:font-weight-complex="bold"/>
    </style:style>
    <style:style style:name="P37" style:family="paragraph" style:parent-style-name="Text_20_body">
      <style:text-properties officeooo:paragraph-rsid="00370c31"/>
    </style:style>
    <style:style style:name="P38" style:family="paragraph" style:parent-style-name="Text_20_body">
      <style:text-properties officeooo:rsid="0045c4a2" officeooo:paragraph-rsid="0045c4a2"/>
    </style:style>
    <style:style style:name="P39" style:family="paragraph" style:parent-style-name="Text_20_body">
      <style:text-properties officeooo:paragraph-rsid="0045c4a2"/>
    </style:style>
    <style:style style:name="P40" style:family="paragraph" style:parent-style-name="Heading" style:master-page-name="Standard">
      <style:paragraph-properties fo:text-align="end" style:justify-single-word="false" style:page-number="auto"/>
      <style:text-properties fo:language="pt" fo:country="BR" officeooo:paragraph-rsid="001e5f13"/>
    </style:style>
    <style:style style:name="P41" style:family="paragraph" style:parent-style-name="Heading_20_2">
      <style:text-properties fo:language="pt" fo:country="BR"/>
    </style:style>
    <style:style style:name="P42" style:family="paragraph" style:parent-style-name="Heading_20_2">
      <style:text-properties officeooo:rsid="00370c31" officeooo:paragraph-rsid="00370c31"/>
    </style:style>
    <style:style style:name="P43" style:family="paragraph" style:parent-style-name="Heading_20_2">
      <style:text-properties officeooo:rsid="0045c4a2" officeooo:paragraph-rsid="0045c4a2"/>
    </style:style>
    <style:style style:name="P44" style:family="paragraph" style:parent-style-name="Table_20_Contents">
      <style:paragraph-properties fo:text-align="center" style:justify-single-word="false"/>
      <style:text-properties officeooo:rsid="0045c4a2" officeooo:paragraph-rsid="0045c4a2"/>
    </style:style>
    <style:style style:name="P45" style:family="paragraph" style:parent-style-name="Table_20_Contents">
      <style:paragraph-properties fo:text-align="center" style:justify-single-word="false"/>
      <style:text-properties officeooo:rsid="003a1a0e" officeooo:paragraph-rsid="0045c4a2"/>
    </style:style>
    <style:style style:name="T1" style:family="text">
      <style:text-properties officeooo:rsid="002d582c"/>
    </style:style>
    <style:style style:name="T2" style:family="text">
      <style:text-properties fo:font-weight="bold" style:font-weight-asian="bold" style:font-weight-complex="bold"/>
    </style:style>
    <style:style style:name="T3" style:family="text">
      <style:text-properties fo:font-weight="bold" officeooo:rsid="0023ea31" style:font-weight-asian="bold" style:font-weight-complex="bold"/>
    </style:style>
    <style:style style:name="T4" style:family="text">
      <style:text-properties fo:font-weight="bold" officeooo:rsid="0024844c" style:font-weight-asian="bold" style:font-weight-complex="bold"/>
    </style:style>
    <style:style style:name="T5" style:family="text">
      <style:text-properties fo:font-weight="bold" officeooo:rsid="002b45a1" style:font-weight-asian="bold" style:font-weight-complex="bold"/>
    </style:style>
    <style:style style:name="T6" style:family="text">
      <style:text-properties fo:font-weight="bold" officeooo:rsid="002bc58b" style:font-weight-asian="bold" style:font-weight-complex="bold"/>
    </style:style>
    <style:style style:name="T7" style:family="text">
      <style:text-properties fo:font-weight="bold" officeooo:rsid="004435d1" style:font-weight-asian="bold" style:font-weight-complex="bold"/>
    </style:style>
    <style:style style:name="T8" style:family="text">
      <style:text-properties fo:font-weight="bold" officeooo:rsid="0045c4a2"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b45a1" style:font-weight-asian="normal" style:font-weight-complex="normal"/>
    </style:style>
    <style:style style:name="T11" style:family="text">
      <style:text-properties fo:font-weight="normal" officeooo:rsid="002bc58b" style:font-weight-asian="normal" style:font-weight-complex="normal"/>
    </style:style>
    <style:style style:name="T12" style:family="text">
      <style:text-properties fo:font-weight="normal" officeooo:rsid="00370c31" style:font-weight-asian="normal" style:font-weight-complex="normal"/>
    </style:style>
    <style:style style:name="T13" style:family="text">
      <style:text-properties fo:font-weight="normal" officeooo:rsid="00387a66" style:font-weight-asian="normal" style:font-weight-complex="normal"/>
    </style:style>
    <style:style style:name="T14" style:family="text">
      <style:text-properties fo:font-weight="normal" officeooo:rsid="003be2b8" style:font-weight-asian="normal" style:font-weight-complex="normal"/>
    </style:style>
    <style:style style:name="T15" style:family="text">
      <style:text-properties fo:font-weight="normal" officeooo:rsid="004435d1" style:font-weight-asian="normal" style:font-weight-complex="normal"/>
    </style:style>
    <style:style style:name="T16" style:family="text">
      <style:text-properties officeooo:rsid="00211b3e"/>
    </style:style>
    <style:style style:name="T17" style:family="text">
      <style:text-properties officeooo:rsid="0023ea31"/>
    </style:style>
    <style:style style:name="T18" style:family="text">
      <style:text-properties officeooo:rsid="0024844c"/>
    </style:style>
    <style:style style:name="T19" style:family="text">
      <style:text-properties officeooo:rsid="00255c77"/>
    </style:style>
    <style:style style:name="T20" style:family="text">
      <style:text-properties officeooo:rsid="002b45a1"/>
    </style:style>
    <style:style style:name="T21" style:family="text">
      <style:text-properties officeooo:rsid="002ee80e"/>
    </style:style>
    <style:style style:name="T22" style:family="text">
      <style:text-properties officeooo:rsid="00309c15"/>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2bc58b"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2bc58b" style:font-style-asian="italic" style:font-weight-asian="normal" style:font-style-complex="italic" style:font-weight-complex="normal"/>
    </style:style>
    <style:style style:name="T28" style:family="text">
      <style:text-properties fo:font-style="italic" fo:font-weight="normal" officeooo:rsid="003be2b8" style:font-style-asian="italic" style:font-weight-asian="normal" style:font-style-complex="italic" style:font-weight-complex="normal"/>
    </style:style>
    <style:style style:name="T29" style:family="text">
      <style:text-properties fo:font-style="italic" fo:font-weight="normal" officeooo:rsid="003fdb22" style:font-style-asian="italic" style:font-weight-asian="normal" style:font-style-complex="italic" style:font-weight-complex="normal"/>
    </style:style>
    <style:style style:name="T30" style:family="text">
      <style:text-properties fo:font-style="italic" fo:font-weight="normal" officeooo:rsid="004435d1" style:font-style-asian="italic" style:font-weight-asian="normal" style:font-style-complex="italic" style:font-weight-complex="normal"/>
    </style:style>
    <style:style style:name="T31" style:family="text">
      <style:text-properties officeooo:rsid="0035b9f8"/>
    </style:style>
    <style:style style:name="T32" style:family="text">
      <style:text-properties officeooo:rsid="00370c31"/>
    </style:style>
    <style:style style:name="T33" style:family="text">
      <style:text-properties officeooo:rsid="00380ce0"/>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officeooo:rsid="003a1a0e"/>
    </style:style>
    <style:style style:name="T36" style:family="text">
      <style:text-properties officeooo:rsid="003fdb22"/>
    </style:style>
    <style:style style:name="T37" style:family="text">
      <style:text-properties officeooo:rsid="004435d1"/>
    </style:style>
    <style:style style:name="T38" style:family="text">
      <style:text-properties officeooo:rsid="0045c4a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Contagem de frequência de proteínas <text:span text:style-name="T1">com p&lt;0.05 em teste KruskalW</text:span> em diferentes combinações de amostras</text:p>
      <text:p text:style-name="P13">Henry Heberle</text:p>
      <text:p text:style-name="P13">São Carlos, 10 de março de 2016.</text:p>
      <text:h text:style-name="P21" text:outline-level="1">Descrição geral</text:h>
      <text:p text:style-name="P3"><text:tab/>Neste experimento o conjunto de dados da Romênia foi utilizado em um K-Fold (<text:span text:style-name="T31">9</text:span>-Fold) para que, em cada fold, fossem combinadas amostras de diversas maneiras. Em cada combinação de amostra, foi aplicado o teste estatístico Kruskal-Walis em cada gene, comparando-se seus valores de expressões nas 4 condições do problema.</text:p>
      <text:p text:style-name="P17"><text:tab/><text:span text:style-name="T33">Cada conjunto de treino é dividido em diversas combinações removendo-se 1 amostra de cada classe. O conjunto de treino já tem 1 amostra de cada classe a menos (4 amostras), ou seja, uma possível combinação possui 8 amostras a menos que o conjunto total.</text:span></text:p>
      <text:p text:style-name="P26"><text:tab/>Contou-se o número de vezes que uma proteína apareceu, em cada fold, com p-valor &lt; 0,05 para o teste estatístico. Aproximadamente 5 mil diferentes combinações (9*8*9*8) amostras de cada classe) foram criadas em cada fold, ou seja, no máximo uma proteína terá contagem igual a ~5 mil vezes. É importante ressaltar que o processo de divisão das Folds nem sempre gera conjunto de treinamento contendo 9+8+9+8 amostras, ele pode gerar algum conjunto com 8+8+8+9 amostras, por exemplo, derivando 4608 combinações.</text:p>
      <text:p text:style-name="P26"><text:tab/>O processo de K-fold utilizado, de divisão do conjunto completo, é balanceado. Isso significa que pelo menos 1 amostra de cada classe é inserido em cada fold. Essa restrição define o número K do K-fold. No caso das classes com 10, 9, 10 e 9 amostras, o número máximo de folda que se poderia fazer com 1 amostra de cada classe é 9. Se dividíssemos por 10, haveria 9 conjuntos com 4 amostras de cada classe e 1 conjunto com 2 amostras, de duas classes (das classes com 10).</text:p>
      <text:p text:style-name="P4"><text:soft-page-break/><text:tab/><text:span text:style-name="T16">O processo de teste das possíveis combinações de amostras do conjunto de treinamento removendo-se 1 amostra de cada classe é executado em cada 1 das 9 voltas do K-Fold (ver seção Conjunto de Dados). Em cada volta temos uma distribuição das frequências em cada gene, como um histograma de frequências. Como o processo é repetido 9 vezes, tem-se, então, 9 vetores que armazenam os valores de contagens (9 colunas na planilha, sendo as linhas os genes).</text:span></text:p>
      <text:p text:style-name="P4"><text:tab/><text:span text:style-name="T16">Para avaliar se distribuição da frequência de um gene nas 9 folds tem chances de ter ocorrido ao acaso, executou-se um teste permutando as amostras nas classes. Isto é, “um novo conjunto de dados” foi criado em cada loop do K-fold e as amostras foram embaralhadas nas classes. Isto é, cada conjunto de treinamento (de 9) foi permutado. Executou-se o processo completo, como foi feito com o conjunto e dados original. No final, tem-se também uma matriz genes x folds que revela a frequência de cada gene em cada fold.</text:span></text:p>
      <text:p text:style-name="P4"><text:tab/><text:span text:style-name="T16">Com os dois resultados, calculados com os dados originais e permutados, executou-se, para cada gene, o teste de Wilcoxon não pareado, comparando-se a distribuição da frequência do respectivo gene nas 9 folds de cada tipo de dado (original e permutado). Por exemplo:</text:span></text:p>
      <text:p text:style-name="P16"/>
      <text:p text:style-name="P16">(tabela de uma versão antiga com apenas 8 folds)</text:p>
      <text:p text:style-name="P5"><text:s text:c="3"/><text:span text:style-name="T4">protein</text:span><text:span text:style-name="T18">: CON__P02769_ALB <text:s text:c="4"/></text:span></text:p>
      <text:p text:style-name="P6"><text:s text:c="3"/><text:span text:style-name="T2">original freq</text:span>: <text:s text:c="3"/>3136<text:tab/>2744<text:tab/>3136<text:tab/>3136<text:tab/>3136<text:tab/>3136<text:tab/>2744<text:tab/>3136</text:p>
      <text:p text:style-name="P6"><text:s text:c="3"/><text:span text:style-name="T2">permuted freq</text:span>: <text:s text:c="3"/>0<text:tab/>42<text:tab/>0<text:tab/>733<text:tab/>3<text:tab/>0<text:tab/>0<text:tab/>11</text:p>
      <text:p text:style-name="P7"><text:s text:c="3"/><text:span text:style-name="T3">p-value</text:span><text:span text:style-name="T17">: <text:s/>0.0006123768</text:span></text:p>
      <text:p text:style-name="P4"/>
      <text:p text:style-name="P8"><text:tab/>Dessa forma, tem-se uma garantia maior de que as frequências encontradas não foram resultado de p-valor &lt; 0,05 ao acaso, isto é, de fato, para este gene, há diferença entre as classes. <text:span text:style-name="T2">Veja que, ao permutar amostras, não há mais diferença entre as classes, com exceção a 1 ocorrência na fold=4, em que a frequência do gene com p&lt;0,05 até foi alta: 733 vezes.</text:span></text:p>
      <text:p text:style-name="P9"><text:soft-page-break/><text:tab/><text:span text:style-name="T19">Vale lembrar que, talvez, o correto seria fazer o teste de aleatoriedade para, ainda, 10 repetições do processo de cros-validação. Isso porque as 9 folds são construídas aleatoriamente. As 9 folds utilizadas no conjunto de dados original “são as mesmas” utilizadas com o conjunto de dados permutado (com a exceção das amostras permutadas) – os índices <text:s/>das amostras (número da coluna na planilha de amostras) de cada fold são os mesmos, por exemplo: fold1 -&gt;{1,2,8,10, 15}. Com as 10 repetições, teríamos 80 frequências para cada gene, aumentando a confiabilidade dos resultados. Em cada repetição, das 10, um novo conjunto de folds seria definido, e isso faz com que os conjuntos de treinamento sejam <text:s/>diferentes em cada repetição, o que traz contagens diferentes, pois as combinações geradas também serão diferentes em cada repetição. Mais correto ainda seria se tivéssemos um conjunto de teste independente, com um bom número de amostras.</text:span></text:p>
      <text:p text:style-name="P14"><text:tab/><text:span text:style-name="T20">Outra possibilidade seria permutar os dados completos, ao contrário do que foi feito: permutado em cada volta do k-fold.</text:span></text:p>
      <text:p text:style-name="P14"><text:tab/><text:span text:style-name="T33">Para testar o novo ranque baseado em frequências das proteínas, utilizou-se o modelo SVM variando-se o valor de N, de top-N proteínas. A acurácia foi calculada para o conjunto de treinamento i, da volta i do 9-fold, com o conjunto de teste i. O valor médio das acurácias é a estimativa da acurácia do modelo classificador baseado em frequências. Duas características importantes dessa abordagem:</text:span></text:p>
      <text:list xml:id="list6599491696383238836" text:style-name="L1">
        <text:list-item>
          <text:p text:style-name="P27">O conjunto de teste não foi utilizado para gerar o modelo classificador, nem para gerar o ranque utilizado. Isso é uma boa prática, pois o conjunto de teste é independente do conjunto que gerou o ranque.</text:p>
        </text:list-item>
        <text:list-item>
          <text:p text:style-name="P27">O proceso de cros-validação serve para estimar de maneira melhor o erro de classificação. Por isso, se verifica o erro médio e seu desvio para tirar-se conclusões. Porém, ao utilizar o erro médio, as amostras do teste independente i estão presentes nos conjuntos de treinamentos x (com x diferente de i). Isto é, apesar do teste i ser independente do treino i, e ser bom avaliador do ranque i, ele não é bom avaliador do ranque x. Não avaliamos o ranque x utilizando o teste i. Porém, ao se fazer a média... é como se fosse criada a dependência. Po<text:span text:style-name="T36">r</text:span> isso é importante haver um conjunto de teste independente, mas ele necessita de ter um bom número de amostras, assim como o <text:soft-page-break/>conjunto submetido à crosvalidação. <text:span text:style-name="T36">Neste experimento, foi adicionado CV feitos individualmente no loop mais externo. Cada CV deve ser analisado individualmente, pois eles são feitos usando o conjunto de treinamento de cada volta. Ou seja, o CV não utiliza o conjunto de teste “indepentende” do loop mais externo, e não queremos tornar esses conjuntos de testes como dependência, realizando média dos CVs.</text:span></text:p>
        </text:list-item>
      </text:list>
      <text:p text:style-name="P14"/>
      <text:h text:style-name="P22" text:outline-level="1">Conjunto de dados</text:h>
      <text:p text:style-name="P3"><text:tab/>O conjunto completo foi utilizado, composto por 4 classes, com 10 ou 9 amostras em cada.</text:p>
      <text:p text:style-name="P18"><text:tab/>No processo de K-Fold, esse conjunto é dividido em <text:span text:style-name="T32">9</text:span> folds. Em cada iteração, <text:span text:style-name="T32">8</text:span> folds são transformadas em conjunto de treinamento <text:span text:style-name="T20">e 1 fold é separada para conjunto de teste</text:span>. <text:span text:style-name="T20">Vamos chamar cada volta do K-fold de volta </text:span><text:span text:style-name="T5">i</text:span> <text:span text:style-name="T20">ou de fold </text:span><text:span text:style-name="T5">i</text:span><text:span text:style-name="T10"> (cada volta possui o conjunto de teste </text:span><text:span text:style-name="T5">i</text:span><text:span text:style-name="T10">). </text:span>Cada conjunto de treinamento é submetido a um processo que vai combinar suas amostras removendo <text:span text:style-name="T2">E</text:span> amostras de cada classe. O valor de <text:span text:style-name="T2">E</text:span><text:span text:style-name="T9"> por padrão é igual a 1, ou seja, por padrão ele fará todas as combinações de amostras, removendo-se 4 amostras do conjunto de treinamento, com a restrição de que 1 amostras é tirada de cada classe. Dessa forma, se um conjunto de treinamento contém, suponha, </text:span><text:span text:style-name="T12">8</text:span><text:span text:style-name="T9"> ou </text:span><text:span text:style-name="T12">9</text:span><text:span text:style-name="T9"> amostras em cada classe (4), o número de possíveis combinações será (</text:span><text:span text:style-name="T12">9</text:span><text:span text:style-name="T9">)*(</text:span><text:span text:style-name="T12">9</text:span><text:span text:style-name="T9">)*(</text:span><text:span text:style-name="T12">8</text:span><text:span text:style-name="T9">)*(</text:span><text:span text:style-name="T12">8</text:span><text:span text:style-name="T9">) = </text:span><text:span text:style-name="T13">81</text:span><text:span text:style-name="T9">*</text:span><text:span text:style-name="T13">64</text:span><text:span text:style-name="T9"> = </text:span><text:span text:style-name="T13">5184</text:span><text:span text:style-name="T9">. </text:span><text:span text:style-name="T13">Isso porque em 4 classes, removemos 1 amostra de cada classe, dessa forma temos as seguintes 4 amostras:</text:span></text:p>
      <text:p text:style-name="P28">__ * __ * __ * __</text:p>
      <text:p text:style-name="P28">referentes às 4 classes.</text:p>
      <text:p text:style-name="P28">Na primeira classe há 9 possibilidades de amostras, então:</text:p>
      <text:p text:style-name="P19"><text:span text:style-name="T34">9</text:span><text:span text:style-name="T9">, __, __, __</text:span></text:p>
      <text:p text:style-name="P28">na segunda, também 9 e, portanto, com 2 classes temos 9*9 (81) possibilidades:</text:p>
      <text:p text:style-name="P28">9 * 9 * __ * __</text:p>
      <text:p text:style-name="P28">contando as outras 2 classes, de 8 amostras cada, temos: <text:s/>9 * 9 * 8 * 8 = 5184.</text:p>
      <text:p text:style-name="P28"><text:soft-page-break/>Isso para o caso do conjunto de treinamento ter 9, 9, 8, 8 amostras nas classes. O K-fold, pelo diferente número de amostras em cada classe no conjunto original, pode criar um conjunto de treinamento em que classes têm número de amostras diferentes dessa configuração 9,9,8,8.</text:p>
      <text:p text:style-name="P28"/>
      <text:p text:style-name="P15"/>
      <text:h text:style-name="P20" text:outline-level="1">Arquivos</text:h>
      <text:list xml:id="list971759870747739964" text:style-name="L2">
        <text:list-item>
          <text:p text:style-name="P29"><text:span text:style-name="T23">genes_freq_at_random_fold_</text:span><text:span text:style-name="T24">i</text:span><text:span text:style-name="T23">.csv</text:span>: frequências dos genes no loop <text:span text:style-name="T2">i</text:span><text:span text:style-name="T9"> do K-fold no caso dos dados permutatos;</text:span></text:p>
        </text:list-item>
        <text:list-item>
          <text:p text:style-name="P29"><text:span text:style-name="T26">genes_freq_fold_ </text:span><text:span text:style-name="T24">i</text:span><text:span text:style-name="T26">.csv</text:span><text:span text:style-name="T9">: frequências dos genes no loop </text:span><text:span text:style-name="T2">i</text:span><text:span text:style-name="T9">, fold i, no caso de dados não permutados - há também os valores de expressão das proteínas;</text:span></text:p>
        </text:list-item>
        <text:list-item>
          <text:p text:style-name="P30"><text:span text:style-name="T25">genes_freq_all_folds.csv</text:span><text:span text:style-name="T11">: planilha com as frequências de cada gene nas diversas folds executadas, com dados originais e permutados, bem como p-valor do teste Wilcoxon, </text:span><text:span text:style-name="T6">p-value_orig_vs_random</text:span><text:span text:style-name="T11">, para verificar casualidade das frequências. Há uma coluna </text:span><text:span text:style-name="T6">total_freq</text:span><text:span text:style-name="T11">, informando a soma das frequências das folds com dados originais, e uma coluna </text:span><text:span text:style-name="T6">complete_train_p_value</text:span><text:span text:style-name="T11"> que informa o p-valor do teste Kruskal-Walis realizado com a planilha completa dos dados (38 amostras e 4 classes). Não há p-valores das combinações criadas, nem média deles – há apenas a contagem das proteínas nas combinações, quando elas tiveram p&lt;0,05;</text:span></text:p>
        </text:list-item>
        <text:list-item>
          <text:p text:style-name="P31"><text:span text:style-name="T27">s</text:span><text:span text:style-name="T26">ample_names_train.</text:span><text:span text:style-name="T29">csv</text:span><text:span text:style-name="T9">: nomes das amostras em cada conjunto de treinamento i;</text:span></text:p>
        </text:list-item>
        <text:list-item>
          <text:p text:style-name="P31"><text:span text:style-name="T26">sample_names_test.</text:span><text:span text:style-name="T29">csv</text:span><text:span text:style-name="T9">: nomes das amostras em cada conjunto de teste i;</text:span></text:p>
        </text:list-item>
        <text:list-item>
          <text:p text:style-name="P31"><text:span text:style-name="T26">selected_n_</text:span><text:span text:style-name="T28">acc_</text:span><text:span text:style-name="T26">each_fold.</text:span><text:span text:style-name="T29">csv</text:span><text:span text:style-name="T9">: valores de N </text:span><text:span text:style-name="T14">e respectiva acurácia (máxima) </text:span><text:span text:style-name="T9">para cada conjunto de treindo, indicando o menor valor de N com maior acurácia;</text:span></text:p>
        </text:list-item>
        <text:list-item>
          <text:p text:style-name="P32"><text:span text:style-name="T26">selected_n_</text:span><text:span text:style-name="T28">acc_</text:span><text:span text:style-name="T26">each_fold_</text:span><text:span text:style-name="T29">CV.csv</text:span><text:span text:style-name="T9">: valores de N </text:span><text:span text:style-name="T14">e respectiva acurácia (máxima) </text:span><text:span text:style-name="T9">para cada conjunto de treindo, indicando o menor valor de N com maior acurácia.</text:span></text:p>
        </text:list-item>
      </text:list>
      <text:h text:style-name="Heading_20_1" text:outline-level="1">Resultados</text:h>
      <text:list xml:id="list6205509675774141914" text:style-name="Outline">
        <text:list-item>
          <text:list>
            <text:list-item>
              <text:h text:style-name="P41" text:outline-level="2"><text:soft-page-break/>Frequências nas combinações e relação com p-valor do conjunto completo</text:h>
            </text:list-item>
          </text:list>
        </text:list-item>
      </text:list>
      <text:p text:style-name="P10"><text:tab/>Visualmente analisando, sem exatidão, pode-se perceber que os genes mais frequentes nas divisões do conjunto de dados têm p-valor (conjunto de dados completo) &lt; 0,01, podendo indicar que este é um coeficiente de confiança melhor que 0,05. Isso fica mais claro quando analisamos as proteínas que o teste considera &lt; 0,05 (conjunto completo) e percebemos que a frequência dessas proteínas próximas de 0,05 são <text:span text:style-name="T21">4</text:span> vezes inferiores às frequências das proteínas <text:span text:style-name="T21">próximas de 0, por exemplo freq_total=45 mil contra freq_total= 11mil. </text:span></text:p>
      <text:p text:style-name="P10"><text:tab/><text:span text:style-name="T21">Com p&lt;0,01, a distribuição das frequências de cada gene nas folds também se mostrou mais estável, isto é, com todas as frequências beirando o limite máximo. É importante notar que isso não significa que o método que utilizamos é estável, pois o que utilizamos foi p&lt;0,05. Possivelmente podemos utilizar p&lt;0,01 e verificar se ainda cortando no conjunto completo por p&lt;0,01 teremos esse mesmo comportamento (proteínas com frequência máxima).</text:span></text:p>
      <text:p text:style-name="P11"><text:tab/><text:span text:style-name="T22">Os genes que apareceram com p &lt;0,05 em todas as combinações de amostras de todas as folds, isto é, com frequência máxima nas folds (intersecção entre as voltas do k-fold), foram: </text:span></text:p>
      <text:list xml:id="list2274327784576654359" text:style-name="L3">
        <text:list-item>
          <text:p text:style-name="P35">P00330_ADH1 <text:s text:c="8"/></text:p>
        </text:list-item>
        <text:list-item>
          <text:p text:style-name="P35">P00489_PYGM <text:s text:c="8"/></text:p>
        </text:list-item>
        <text:list-item>
          <text:p text:style-name="P35">P00924_ENO1 <text:s text:c="8"/></text:p>
        </text:list-item>
        <text:list-item>
          <text:p text:style-name="P35">CON__P02769_ALB <text:s text:c="4"/></text:p>
        </text:list-item>
        <text:list-item>
          <text:p text:style-name="P35">P01036_CST4 <text:s text:c="8"/></text:p>
        </text:list-item>
        <text:list-item>
          <text:p text:style-name="P35">P09228_CST2 <text:s text:c="8"/></text:p>
        </text:list-item>
        <text:list-item>
          <text:p text:style-name="P35">P07339_CTSD <text:s text:c="8"/></text:p>
        </text:list-item>
        <text:list-item>
          <text:p text:style-name="P35">P19961_AMY2B <text:s text:c="7"/></text:p>
        </text:list-item>
        <text:list-item>
          <text:p text:style-name="P35">Q8TD19_NEK9 <text:s text:c="8"/></text:p>
        </text:list-item>
        <text:list-item>
          <text:p text:style-name="P35"><text:soft-page-break/>P01037_CST1 <text:s text:c="8"/></text:p>
        </text:list-item>
        <text:list-item>
          <text:p text:style-name="P35">O43707_ACTN4 <text:s text:c="7"/></text:p>
        </text:list-item>
      </text:list>
      <text:p text:style-name="P12">com p-valor geral &lt; 0,002 no conjunto completo, e p-valor &lt; 0,000<text:span text:style-name="T37">2</text:span> para o teste Wilcoxon contra amostras permutadas.</text:p>
      <text:p text:style-name="P34"><text:tab/><text:span text:style-name="T37">Com p próximo de 0,05, percebe-se que as diferenças das frequências em comparação a conjuntos permutados não é tão grande. </text:span><text:span text:style-name="T15">Por exemplo, para </text:span><text:span text:style-name="T7">P02671_FGA</text:span><text:span text:style-name="T15">, o valor de p no conjunto completo é 0,056 e o valor de p do teste Wilcoxon contra o dado permutado é 0,06; para </text:span><text:span text:style-name="T7">P02750_LRG1</text:span><text:span text:style-name="T15"> o p no conjunto completo é 0.062, e no teste W é 0.65, não se pode concluir de maneira alguma que eles são diferentes. Para </text:span><text:span text:style-name="T7">P01034_CST3</text:span><text:span text:style-name="T15"> o valor de p no conjunto completo é 0.081, e no teste W é 0.015. Até se pode concluir que deve haver diferença, porém, quando contamos as frequências e fazemos a diferença, ela é negativa, ou seja, </text:span><text:span text:style-name="T30">essa proteína teve mais frequência em conjuntos permutados</text:span><text:span text:style-name="T15">: apareceu 667 vezes a mais.</text:span></text:p>
      <text:p text:style-name="P36"/>
      <text:list xml:id="list110625387079646" text:continue-list="list6205509675774141914" text:style-name="Outline">
        <text:list-item>
          <text:list>
            <text:list-item>
              <text:h text:style-name="Heading_20_2" text:outline-level="2">Comparação de possíveis rankings derivados da planilha</text:h>
            </text:list-item>
          </text:list>
        </text:list-item>
      </text:list>
      <text:p text:style-name="P12"><text:tab/>Aparentemente o ranking definido pelos p-valores do teste KW com os dados completos parece condizente com o ranking definido pelas frequências totais das proteínas, mesmo estes sendo calculados com o teste KW &lt; 0,05 em conjuntos com aproximadamente 8 amostras a menos que no conjunto completo. Além disso, o cálculo do p-valor via Wilcoxon para identificar quais genes possuem frequências mais diferentes das frequências encontradas em dados que não respeitam as classes (dados permutados), aparentemente também serve como método de ranqueamento, uma vez que ele também fica parecido com os demais rankings citados, ao menos quando se trata das primeiras proteínas. <text:span text:style-name="T38">Se o p-valor for usado como ranqueador, é preciso checar as diferenças das frequências entre original e permutado, para selecionar apenas as que a frequência é maior no conjunto original.</text:span></text:p>
      <text:p text:style-name="P12"/>
      <text:p text:style-name="P12"/>
      <text:list xml:id="list110625644376035" text:continue-numbering="true" text:style-name="Outline">
        <text:list-item>
          <text:list>
            <text:list-item>
              <text:h text:style-name="P42" text:outline-level="2"><text:soft-page-break/>Acurácia em cada volta do k-fold <text:span text:style-name="T38">externo</text:span></text:h>
            </text:list-item>
          </text:list>
        </text:list-item>
      </text:list>
      <text:p text:style-name="P37"><text:tab/><text:span text:style-name="T35">Aqui está a tabela que relaciona cada Fold com cada N e respectiva acurácia. A acurácia média não é calculada aqui, pois dessa forma podemos ver os conjuntos de treino serem testados por conjuntos de testes independentes a eles.</text:span></text:p>
      <text:p text:style-name="P38"><text:span text:style-name="T2">TO-DO</text:span>: preparar a mesma planilha, porém, com valores de N escolhidos pelo K-Fold interno. Aqui os valores de N são os menores em que deram máxima acurácia considerando o teste independente. Serve apenas como referência para saber qual foi a acurácia máxima e em mais ou menos qual N isso pode ocorrer.</text:p>
      <table:table table:name="Tabela1" table:style-name="Tabela1">
        <table:table-column table:style-name="Tabela1.A" table:number-columns-repeated="3"/>
        <table:table-row>
          <table:table-cell table:style-name="Tabela1.A1" office:value-type="string">
            <text:p text:style-name="P23">Conjunto de treino</text:p>
          </table:table-cell>
          <table:table-cell table:style-name="Tabela1.A1" office:value-type="string">
            <text:p text:style-name="P23">Valor de N</text:p>
          </table:table-cell>
          <table:table-cell table:style-name="Tabela1.C1" office:value-type="string">
            <text:p text:style-name="P23">Acurácia</text:p>
          </table:table-cell>
        </table:table-row>
        <table:table-row>
          <table:table-cell table:style-name="Tabela1.A2" office:value-type="string">
            <text:p text:style-name="P23">1</text:p>
          </table:table-cell>
          <table:table-cell table:style-name="Tabela1.A2" office:value-type="string">
            <text:p text:style-name="P44">3</text:p>
          </table:table-cell>
          <table:table-cell table:style-name="Tabela1.C2" office:value-type="string">
            <text:p text:style-name="P44">0,75</text:p>
          </table:table-cell>
        </table:table-row>
        <table:table-row>
          <table:table-cell table:style-name="Tabela1.A2" office:value-type="string">
            <text:p text:style-name="P23">2</text:p>
          </table:table-cell>
          <table:table-cell table:style-name="Tabela1.A2" office:value-type="string">
            <text:p text:style-name="P44">5</text:p>
          </table:table-cell>
          <table:table-cell table:style-name="Tabela1.C2" office:value-type="string">
            <text:p text:style-name="P24">1</text:p>
          </table:table-cell>
        </table:table-row>
        <table:table-row>
          <table:table-cell table:style-name="Tabela1.A2" office:value-type="string">
            <text:p text:style-name="P23">3</text:p>
          </table:table-cell>
          <table:table-cell table:style-name="Tabela1.A2" office:value-type="string">
            <text:p text:style-name="P24">11</text:p>
          </table:table-cell>
          <table:table-cell table:style-name="Tabela1.C2" office:value-type="string">
            <text:p text:style-name="P44">0,75</text:p>
          </table:table-cell>
        </table:table-row>
        <table:table-row>
          <table:table-cell table:style-name="Tabela1.A2" office:value-type="string">
            <text:p text:style-name="P23">4</text:p>
          </table:table-cell>
          <table:table-cell table:style-name="Tabela1.A2" office:value-type="string">
            <text:p text:style-name="P44">3</text:p>
          </table:table-cell>
          <table:table-cell table:style-name="Tabela1.C2" office:value-type="string">
            <text:p text:style-name="P44">0,5</text:p>
          </table:table-cell>
        </table:table-row>
        <table:table-row>
          <table:table-cell table:style-name="Tabela1.A2" office:value-type="string">
            <text:p text:style-name="P23">5</text:p>
          </table:table-cell>
          <table:table-cell table:style-name="Tabela1.A2" office:value-type="string">
            <text:p text:style-name="P44">1</text:p>
          </table:table-cell>
          <table:table-cell table:style-name="Tabela1.C2" office:value-type="string">
            <text:p text:style-name="P44">0,75</text:p>
          </table:table-cell>
        </table:table-row>
        <table:table-row>
          <table:table-cell table:style-name="Tabela1.A2" office:value-type="string">
            <text:p text:style-name="P23">6</text:p>
          </table:table-cell>
          <table:table-cell table:style-name="Tabela1.A2" office:value-type="string">
            <text:p text:style-name="P44">5</text:p>
          </table:table-cell>
          <table:table-cell table:style-name="Tabela1.C2" office:value-type="string">
            <text:p text:style-name="P44">1</text:p>
          </table:table-cell>
        </table:table-row>
        <table:table-row>
          <table:table-cell table:style-name="Tabela1.A2" office:value-type="string">
            <text:p text:style-name="P23">7</text:p>
          </table:table-cell>
          <table:table-cell table:style-name="Tabela1.A2" office:value-type="string">
            <text:p text:style-name="P44">22</text:p>
          </table:table-cell>
          <table:table-cell table:style-name="Tabela1.C2" office:value-type="string">
            <text:p text:style-name="P44">1</text:p>
          </table:table-cell>
        </table:table-row>
        <table:table-row>
          <table:table-cell table:style-name="Tabela1.A2" office:value-type="string">
            <text:p text:style-name="P23">8</text:p>
          </table:table-cell>
          <table:table-cell table:style-name="Tabela1.A2" office:value-type="string">
            <text:p text:style-name="P44">13</text:p>
          </table:table-cell>
          <table:table-cell table:style-name="Tabela1.C2" office:value-type="string">
            <text:p text:style-name="P44">0,75</text:p>
          </table:table-cell>
        </table:table-row>
        <table:table-row>
          <table:table-cell table:style-name="Tabela1.A2" office:value-type="string">
            <text:p text:style-name="P23">9</text:p>
          </table:table-cell>
          <table:table-cell table:style-name="Tabela1.A2" office:value-type="string">
            <text:p text:style-name="P44">3</text:p>
          </table:table-cell>
          <table:table-cell table:style-name="Tabela1.C2" office:value-type="string">
            <text:p text:style-name="P44">1</text:p>
          </table:table-cell>
        </table:table-row>
      </table:table>
      <text:p text:style-name="P37"/>
      <text:list xml:id="list110623825188391" text:continue-numbering="true" text:style-name="Outline">
        <text:list-item>
          <text:list>
            <text:list-item>
              <text:h text:style-name="P43" text:outline-level="2"><text:soft-page-break/>Acurácia do k-fold interno (média) em cada volta do k-fold externo</text:h>
            </text:list-item>
          </text:list>
        </text:list-item>
      </text:list>
      <text:p text:style-name="P39"/>
      <text:p text:style-name="P39"><text:tab/><text:span text:style-name="T38">Foi realizado, para cada valor de N, para cada ranque de cada volta i, um CV que retorna a média de acerto considerando aquelas N proteínas. Aqui, os valores de N de cada treino se refere ao ranque criado com o conjunto de treino respectivo.</text:span></text:p>
      <text:p text:style-name="P39"><text:span text:style-name="T8"><text:s/>TODO: </text:span><text:span text:style-name="T38">Apesar dos valores estarem piores que usando o conjunto de teste independente, só se pode afirmar isso quando aplicarmos os valores de N encontrados aqui nos modelos em que são testados os conjuntos independentes.</text:span></text:p>
      <table:table table:name="Tabela2" table:style-name="Tabela2">
        <table:table-column table:style-name="Tabela2.A" table:number-columns-repeated="3"/>
        <table:table-row>
          <table:table-cell table:style-name="Tabela2.A1" office:value-type="string">
            <text:p text:style-name="P45">Conjunto de treino</text:p>
          </table:table-cell>
          <table:table-cell table:style-name="Tabela2.A1" office:value-type="string">
            <text:p text:style-name="P45">Valor de N</text:p>
          </table:table-cell>
          <table:table-cell table:style-name="Tabela2.C1" office:value-type="string">
            <text:p text:style-name="P45">Acurácia</text:p>
          </table:table-cell>
        </table:table-row>
        <table:table-row>
          <table:table-cell table:style-name="Tabela2.A2" office:value-type="string">
            <text:p text:style-name="P45">1</text:p>
          </table:table-cell>
          <table:table-cell table:style-name="Tabela2.A2" office:value-type="string">
            <text:p text:style-name="P44">12</text:p>
          </table:table-cell>
          <table:table-cell table:style-name="Tabela2.C2" office:value-type="string">
            <text:p text:style-name="P44">0,67</text:p>
          </table:table-cell>
        </table:table-row>
        <table:table-row>
          <table:table-cell table:style-name="Tabela2.A2" office:value-type="string">
            <text:p text:style-name="P45">2</text:p>
          </table:table-cell>
          <table:table-cell table:style-name="Tabela2.A2" office:value-type="string">
            <text:p text:style-name="P44">10</text:p>
          </table:table-cell>
          <table:table-cell table:style-name="Tabela2.C2" office:value-type="string">
            <text:p text:style-name="P44">0,78</text:p>
          </table:table-cell>
        </table:table-row>
        <table:table-row>
          <table:table-cell table:style-name="Tabela2.A2" office:value-type="string">
            <text:p text:style-name="P45">3</text:p>
          </table:table-cell>
          <table:table-cell table:style-name="Tabela2.A2" office:value-type="string">
            <text:p text:style-name="P44">50</text:p>
          </table:table-cell>
          <table:table-cell table:style-name="Tabela2.C2" office:value-type="string">
            <text:p text:style-name="P44">0,79</text:p>
          </table:table-cell>
        </table:table-row>
        <table:table-row>
          <table:table-cell table:style-name="Tabela2.A2" office:value-type="string">
            <text:p text:style-name="P45">4</text:p>
          </table:table-cell>
          <table:table-cell table:style-name="Tabela2.A2" office:value-type="string">
            <text:p text:style-name="P44">58</text:p>
          </table:table-cell>
          <table:table-cell table:style-name="Tabela2.C2" office:value-type="string">
            <text:p text:style-name="P44">0,82</text:p>
          </table:table-cell>
        </table:table-row>
        <table:table-row>
          <table:table-cell table:style-name="Tabela2.A2" office:value-type="string">
            <text:p text:style-name="P45">5</text:p>
          </table:table-cell>
          <table:table-cell table:style-name="Tabela2.A2" office:value-type="string">
            <text:p text:style-name="P44">25</text:p>
          </table:table-cell>
          <table:table-cell table:style-name="Tabela2.C2" office:value-type="string">
            <text:p text:style-name="P44">0,85</text:p>
          </table:table-cell>
        </table:table-row>
        <table:table-row>
          <table:table-cell table:style-name="Tabela2.A2" office:value-type="string">
            <text:p text:style-name="P45">6</text:p>
          </table:table-cell>
          <table:table-cell table:style-name="Tabela2.A2" office:value-type="string">
            <text:p text:style-name="P44">49</text:p>
          </table:table-cell>
          <table:table-cell table:style-name="Tabela2.C2" office:value-type="string">
            <text:p text:style-name="P44">0,82</text:p>
          </table:table-cell>
        </table:table-row>
        <table:table-row>
          <table:table-cell table:style-name="Tabela2.A2" office:value-type="string">
            <text:p text:style-name="P45">7</text:p>
          </table:table-cell>
          <table:table-cell table:style-name="Tabela2.A2" office:value-type="string">
            <text:p text:style-name="P44">13</text:p>
          </table:table-cell>
          <table:table-cell table:style-name="Tabela2.C2" office:value-type="string">
            <text:p text:style-name="P44">0,78</text:p>
          </table:table-cell>
        </table:table-row>
        <table:table-row>
          <table:table-cell table:style-name="Tabela2.A2" office:value-type="string">
            <text:p text:style-name="P45">8</text:p>
          </table:table-cell>
          <table:table-cell table:style-name="Tabela2.A2" office:value-type="string">
            <text:p text:style-name="P44">19</text:p>
          </table:table-cell>
          <table:table-cell table:style-name="Tabela2.C2" office:value-type="string">
            <text:p text:style-name="P44">0,73</text:p>
          </table:table-cell>
        </table:table-row>
        <table:table-row>
          <table:table-cell table:style-name="Tabela2.A2" office:value-type="string">
            <text:p text:style-name="P45">9</text:p>
          </table:table-cell>
          <table:table-cell table:style-name="Tabela2.A2" office:value-type="string">
            <text:p text:style-name="P44">176</text:p>
          </table:table-cell>
          <table:table-cell table:style-name="Tabela2.C2" office:value-type="string">
            <text:p text:style-name="P44">0,76</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353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pt" fo:country="BR"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line-height="150%" fo:text-align="justify" style:justify-single-word="true" fo:orphans="2" fo:widows="2" style:page-number="auto" fo:background-color="transparent" style:shadow="none" style:writing-mode="lr-tb">
        <style:tab-stops/>
        <style:drop-cap/>
        <style:background-image/>
      </style:paragraph-properties>
      <style:text-properties style:use-window-font-color="true" style:font-name="Liberation Sans" fo:font-family="'Liberation Sans'" style:font-style-name="Regular" style:font-family-generic="swiss" style:font-pitch="variable" fo:font-size="12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text-align="end" style:justify-single-word="false" fo:background-color="transparent" fo:padding="0.199cm" fo:border-left="none" fo:border-right="none" fo:border-top="none" fo:border-bottom="0.99pt solid #004586" style:shadow="none" fo:keep-with-next="always">
        <style:background-image/>
      </style:paragraph-properties>
      <style:text-properties fo:font-variant="small-caps" fo:color="#004586" style:font-name="Liberation Serif" fo:font-family="'Liberation Serif'" style:font-style-name="Regular" style:font-family-generic="roman" style:font-pitch="variable" fo:font-size="22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cm" fo:margin-bottom="0.212cm" style:contextual-spacing="false" style:page-number="auto"/>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Standard" style:next-style-name="Text_20_body" style:default-outline-level="1" style:list-style-name="" style:class="text">
      <style:paragraph-properties fo:margin-left="0cm" fo:margin-right="0cm" fo:margin-top="0.353cm" fo:margin-bottom="0cm" style:contextual-spacing="false" fo:text-indent="0cm" style:auto-text-indent="false" fo:background-color="transparent" fo:padding="0.199cm" fo:border-left="none" fo:border-right="none" fo:border-top="none" fo:border-bottom="0.2pt solid #0066cc" style:shadow="none">
        <style:drop-cap/>
        <style:background-image/>
      </style:paragraph-properties>
      <style:text-properties fo:font-variant="small-caps" style:use-window-font-color="true" style:font-name="Liberation Serif" fo:font-family="'Liberation Serif'" style:font-style-name="Regular" style:font-family-generic="roman" style:font-pitch="variable" fo:font-size="18pt" fo:letter-spacing="normal" fo:font-style="normal" fo:font-weight="normal"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1.52cm" fo:margin-right="0cm" fo:margin-top="0.353cm" fo:margin-bottom="0cm" style:contextual-spacing="false" fo:text-indent="-0.76cm" style:auto-text-indent="false" fo:background-color="transparent" fo:padding="0cm" fo:border="none" style:shadow="none">
        <style:tab-stops/>
        <style:background-image/>
      </style:paragraph-properties>
      <style:text-properties fo:font-variant="small-caps" style:font-name="Liberation Serif1" fo:font-family="'Liberation Serif'" style:font-style-name="Standard" style:font-family-generic="roman" style:font-pitch="variable" fo:font-size="15pt" fo:letter-spacing="0.026cm" fo:font-style="normal" style:font-size-asian="11pt" style:font-size-complex="11pt"/>
    </style:style>
    <style:style style:name="Heading_20_3" style:display-name="Heading 3" style:family="paragraph" style:parent-style-name="Standard" style:next-style-name="Text_20_body" style:default-outline-level="3" style:list-style-name="Outline" style:class="text">
      <style:paragraph-properties fo:margin-left="1.52cm" fo:margin-right="0cm" fo:margin-top="0.529cm" fo:margin-bottom="0cm" style:contextual-spacing="false" fo:text-indent="-0.76cm" style:auto-text-indent="false" fo:background-color="transparent" fo:padding="0cm" fo:border="none" style:shadow="none">
        <style:tab-stops/>
        <style:background-image/>
      </style:paragraph-properties>
      <style:text-properties fo:font-variant="small-caps" style:use-window-font-color="true" style:font-name="Liberation Serif1" fo:font-family="'Liberation Serif'" style:font-style-name="Standard" style:font-family-generic="roman" style:font-pitch="variable" fo:font-size="14pt" fo:letter-spacing="0.028cm" fo:font-style="italic" fo:font-weight="normal" style:font-size-asian="11pt"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529cm" fo:margin-bottom="0cm" style:contextual-spacing="false" fo:padding-left="0.071cm" fo:padding-right="0cm" fo:padding-top="0.071cm" fo:padding-bottom="0cm" fo:border-left="0.74pt dotted #4f81bd" fo:border-right="none" fo:border-top="0.74pt dotted #4f81bd" fo:border-bottom="none"/>
      <style:text-properties fo:text-transform="uppercase" fo:color="#365f91" fo:font-size="11pt" fo:letter-spacing="0.018cm"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529cm" fo:margin-bottom="0cm" style:contextual-spacing="false" fo:padding-left="0cm" fo:padding-right="0cm" fo:padding-top="0cm" fo:padding-bottom="0.035cm" fo:border-left="none" fo:border-right="none" fo:border-top="none" fo:border-bottom="0.74pt solid #4f81bd"/>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529cm" fo:margin-bottom="0cm" style:contextual-spacing="false" fo:padding-left="0cm" fo:padding-right="0cm" fo:padding-top="0cm" fo:padding-bottom="0.035cm" fo:border-left="none" fo:border-right="none" fo:border-top="none" fo:border-bottom="0.74pt dotted #4f81bd"/>
      <style:text-properties fo:text-transform="uppercase" fo:color="#365f91" fo:font-size="11pt" fo:letter-spacing="0.018cm" style:font-size-asian="11pt"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529cm" fo:margin-bottom="0cm" style:contextual-spacing="false"/>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529cm" fo:margin-bottom="0cm" style: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529cm" fo:margin-bottom="0cm" style:contextual-spacing="false"/>
      <style:text-properties fo:text-transform="uppercase" fo:font-size="9pt" fo:letter-spacing="0.018cm" fo:font-style="italic" style:font-size-asian="9pt" style:font-style-asian="italic" style:font-size-complex="9pt"/>
    </style:style>
    <style:style style:name="Title" style:family="paragraph" style:parent-style-name="Standard" style:next-style-name="Subtitle" style:default-outline-level="" style:class="chapter">
      <style:paragraph-properties fo:margin-top="1.27cm" fo:margin-bottom="0.353cm" style:contextual-spacing="false" fo:text-align="center" style:justify-single-word="false"/>
      <style:text-properties fo:text-transform="uppercase" fo:color="#4f81bd"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style:contextual-spacing="false" fo:line-height="100%" fo:text-align="center" style:justify-single-word="false"/>
      <style:text-properties fo:text-transform="uppercase" fo:color="#595959" fo:font-size="12pt" fo:letter-spacing="0.018cm" fo:font-style="italic" style:font-size-asian="12pt" style:font-style-asian="italic" style:font-size-complex="12pt" style:font-style-complex="italic"/>
    </style:style>
    <style:style style:name="caption" style:family="paragraph" style:parent-style-name="Standard" style:default-outline-level="">
      <style:text-properties fo:color="#365f91"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cm" fo:margin-bottom="0cm" style:contextual-spacing="false" fo:line-height="1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2.286cm" fo:margin-right="2.032cm" fo:margin-top="0.353cm" fo:margin-bottom="0cm" style:contextual-spacing="false" fo:text-align="justify" style:justify-single-word="false" fo:text-indent="0cm" style:auto-text-indent="false" fo:padding-left="0.353cm" fo:padding-right="0cm" fo:padding-top="0.353cm" fo:padding-bottom="0cm"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Footnote" style:family="paragraph" style:parent-style-name="Standard" style:class="extra" style:master-page-name="">
      <style:paragraph-properties fo:margin-left="0.499cm" fo:margin-right="0cm" fo:line-height="100%" fo:text-indent="-0.499cm" style:auto-text-indent="false" style:page-number="auto" style:shadow="none" text:number-lines="false" text:line-number="0"/>
      <style:text-properties style:font-name="FreeSans" fo:font-family="FreeSans" style:font-style-name="obyčejné" style:font-family-generic="swiss" style:font-pitch="variable"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Quotations" style:family="paragraph" style:parent-style-name="Standard" style:class="html">
      <style:paragraph-properties fo:margin-left="1cm" fo:margin-right="1cm" fo:margin-top="0.353cm" fo:margin-bottom="0.499cm" style:contextual-spacing="fals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26cm"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fo:font-size="26pt" fo:letter-spacing="0.018cm"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26cm" fo:background-color="#dbe5f1"/>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fo:letter-spacing="0.026cm"/>
    </style:style>
    <style:style style:name="Heading_20_4_20_Char" style:display-name="Heading 4 Char" style:family="text" style:parent-style-name="Default_20_Paragraph_20_Font">
      <style:text-properties fo:text-transform="uppercase" fo:color="#365f91" fo:letter-spacing="0.018cm"/>
    </style:style>
    <style:style style:name="Heading_20_5_20_Char" style:display-name="Heading 5 Char" style:family="text" style:parent-style-name="Default_20_Paragraph_20_Font">
      <style:text-properties fo:text-transform="uppercase" fo:color="#365f91" fo:letter-spacing="0.018cm"/>
    </style:style>
    <style:style style:name="Heading_20_6_20_Char" style:display-name="Heading 6 Char" style:family="text" style:parent-style-name="Default_20_Paragraph_20_Font">
      <style:text-properties fo:text-transform="uppercase" fo:color="#365f91" fo:letter-spacing="0.018cm"/>
    </style:style>
    <style:style style:name="Heading_20_7_20_Char" style:display-name="Heading 7 Char" style:family="text" style:parent-style-name="Default_20_Paragraph_20_Font">
      <style:text-properties fo:text-transform="uppercase" fo:color="#365f91"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variant="normal" fo:text-transform="none" style:use-window-font-color="true" style:font-name="Liberation Sans1" fo:font-family="'Liberation Sans'" style:font-style-name="Bold" style:font-family-generic="swiss" style:font-pitch="variable" fo:letter-spacing="0.011cm" fo:font-style="normal" fo:font-weight="bold"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Footer">
      <style:text-properties fo:language="pt" fo:country="BR" officeooo:paragraph-rsid="001e5f13"/>
    </style:style>
    <style:page-layout style:name="Mpm1">
      <style:page-layout-properties fo:page-width="21.001cm" fo:page-height="29.7cm" style:num-format="1" style:print-orientation="portrait" fo:margin-top="2.54cm" fo:margin-bottom="2cm" fo:margin-left="1.589cm" fo:margin-right="1.58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7</meta:editing-cycles>
    <meta:creation-date>2016-03-10T09:16:12.519043912</meta:creation-date>
    <meta:editing-duration>PT4H8M35S</meta:editing-duration>
    <meta:generator>LibreOffice/4.2.8.2$Linux_X86_64 LibreOffice_project/420m0$Build-2</meta:generator>
    <dc:title>Modern Style</dc:title>
    <dc:date>2016-03-13T11:06:23.517919606</dc:date>
    <meta:document-statistic meta:table-count="2" meta:image-count="0" meta:object-count="0" meta:page-count="9" meta:paragraph-count="128" meta:word-count="2283" meta:character-count="13608" meta:non-whitespace-character-count="1132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